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70%" fo:min-height="0.713cm" draw:shadow-opacity="70%"/>
    </style:style>
    <style:style style:name="gr2" style:family="graphic" style:parent-style-name="standard">
      <style:graphic-properties svg:stroke-width="0.102cm" svg:stroke-color="#800000" draw:marker-start-width="0.352cm" draw:marker-end-width="0.352cm" draw:fill="solid" draw:fill-color="#e6e6e6" draw:opacity="70%" draw:textarea-horizontal-align="justify" draw:textarea-vertical-align="middle" draw:auto-grow-height="false" fo:padding-top="0.175cm" fo:padding-bottom="0.175cm" fo:padding-left="0.3cm" fo:padding-right="0.3cm" draw:shadow-opacity="70%"/>
    </style:style>
    <style:style style:name="gr3" style:family="graphic" style:parent-style-name="standard">
      <style:graphic-properties svg:stroke-width="0.102cm" svg:stroke-color="#008000" draw:marker-start-width="0.352cm" draw:marker-end-width="0.352cm" draw:fill="solid" draw:fill-color="#e6e6e6" draw:opacity="70%" draw:textarea-horizontal-align="justify" draw:textarea-vertical-align="middle" draw:auto-grow-height="false" fo:padding-top="0.175cm" fo:padding-bottom="0.175cm" fo:padding-left="0.3cm" fo:padding-right="0.3cm" draw:shadow-opacity="70%"/>
    </style:style>
    <style:style style:name="gr4" style:family="graphic" style:parent-style-name="standard">
      <style:graphic-properties svg:stroke-width="0.102cm" svg:stroke-color="#ff6309" draw:marker-start-width="0.352cm" draw:marker-end="Arrow" draw:marker-end-width="0.452cm" draw:fill="solid" draw:opacity="70%" draw:textarea-horizontal-align="center" draw:textarea-vertical-align="middle" fo:padding-top="0.175cm" fo:padding-bottom="0.175cm" fo:padding-left="0.3cm" fo:padding-right="0.3cm" draw:shadow-opacity="70%"/>
    </style:style>
    <style:style style:name="gr5" style:family="graphic" style:parent-style-name="standard">
      <style:graphic-properties svg:stroke-width="0.102cm" draw:marker-start-width="0.352cm" draw:marker-end="Arrow" draw:marker-end-width="0.452cm" draw:opacity="70%" draw:textarea-horizontal-align="center" draw:textarea-vertical-align="middle" fo:padding-top="0.175cm" fo:padding-bottom="0.175cm" fo:padding-left="0.3cm" fo:padding-right="0.3cm" draw:shadow-opacity="70%"/>
    </style:style>
    <style:style style:name="gr6" style:family="graphic" style:parent-style-name="standard">
      <style:graphic-properties svg:stroke-width="0.102cm" svg:stroke-color="#0084d1" draw:marker-start-width="0.352cm" draw:marker-end="Arrow" draw:marker-end-width="0.452cm" draw:opacity="70%" draw:textarea-horizontal-align="center" draw:textarea-vertical-align="middle" fo:padding-top="0.175cm" fo:padding-bottom="0.175cm" fo:padding-left="0.3cm" fo:padding-right="0.3cm" draw:shadow-opacity="70%"/>
    </style:style>
    <style:style style:name="gr7" style:family="graphic" style:parent-style-name="standard">
      <style:graphic-properties draw:stroke="dash" draw:stroke-dash="Fine_20_Dashed" svg:stroke-width="0.051cm" svg:stroke-color="#0084d1" draw:marker-start-width="0.276cm" draw:marker-end="Arrow" draw:marker-end-width="0.376cm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8" style:family="graphic" style:parent-style-name="standard">
      <style:graphic-properties draw:stroke="dash" draw:stroke-dash="Fine_20_Dashed" svg:stroke-width="0.051cm" draw:marker-start-width="0.276cm" draw:marker-end="Arrow" draw:marker-end-width="0.376cm" draw:opacity="70%" draw:textarea-horizontal-align="center" draw:textarea-vertical-align="middle" fo:padding-top="0.15cm" fo:padding-bottom="0.15cm" fo:padding-left="0.275cm" fo:padding-right="0.275cm" draw:shadow-opacity="70%"/>
    </style:style>
    <style:style style:name="gr9" style:family="graphic" style:parent-style-name="standard">
      <style:graphic-properties svg:stroke-width="0cm" draw:marker-start-width="0.2cm" draw:marker-end-width="0.2cm" draw:fill="none" draw:opacity="70%" draw:textarea-horizontal-align="justify" draw:textarea-vertical-align="middle" draw:auto-grow-height="false" fo:padding-top="0.125cm" fo:padding-bottom="0.125cm" fo:padding-left="0.25cm" fo:padding-right="0.25cm" draw:shadow-opacity="70%"/>
    </style:style>
    <style:style style:name="gr10" style:family="graphic" style:parent-style-name="standard">
      <style:graphic-properties draw:stroke="none" draw:fill="none" draw:opacity="70%" fo:min-height="0.55cm" draw:shadow-opacity="70%"/>
    </style:style>
    <style:style style:name="gr11" style:family="graphic" style:parent-style-name="standard">
      <style:graphic-properties draw:stroke="none" draw:fill="none" draw:opacity="70%" draw:textarea-horizontal-align="right" draw:textarea-vertical-align="justify" draw:auto-grow-height="false" draw:auto-grow-width="true" fo:min-height="0.713cm" fo:min-width="2.04cm" draw:shadow-opacity="70%"/>
    </style:style>
    <style:style style:name="gr12" style:family="graphic" style:parent-style-name="standard">
      <style:graphic-properties svg:stroke-width="0.051cm" draw:marker-start-width="0.276cm" draw:marker-end-width="0.276cm" draw:fill="solid" draw:fill-color="#ffffff" draw:opacity="70%" draw:textarea-horizontal-align="justify" draw:textarea-vertical-align="middle" draw:auto-grow-height="false" fo:padding-top="0.15cm" fo:padding-bottom="0.15cm" fo:padding-left="0.275cm" fo:padding-right="0.275cm" draw:shadow-opacity="70%"/>
    </style:style>
    <style:style style:name="gr13" style:family="graphic" style:parent-style-name="standard">
      <style:graphic-properties draw:stroke="none" svg:stroke-width="0.102cm" draw:marker-start-width="0.352cm" draw:marker-end-width="0.352cm" draw:fill="none" draw:opacity="70%" fo:min-height="0.713cm" draw:shadow-opacity="70%"/>
    </style:style>
    <style:style style:name="P1" style:family="paragraph">
      <style:text-properties fo:color="#0084d1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ff6309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line-height="100%" fo:text-align="end"/>
    </style:style>
    <style:style style:name="P6" style:family="paragraph">
      <style:paragraph-properties fo:text-align="end"/>
      <style:text-properties fo:color="#0084d1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0084d1" fo:font-size="12pt" style:font-size-asian="12pt" style:font-size-complex="12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84d1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ff6309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84d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630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84d1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84d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7cm" svg:height="1.199cm" svg:x="7.455cm" svg:y="13.707cm">
          <draw:text-box>
            <text:p><text:span text:style-name="T1">Rd/-</text:span></text:p>
            <text:p><text:span text:style-name="T1">[Read hit]</text:span></text:p>
          </draw:text-box>
        </draw:frame>
        <draw:custom-shape draw:style-name="gr2" draw:text-style-name="P2" draw:id="id2" draw:layer="layout" svg:width="3.81cm" svg:height="1.905cm" svg:x="5.775cm" svg:y="4.61cm">
          <text:p text:style-name="P2">Inval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3" draw:layer="layout" svg:width="3.81cm" svg:height="1.905cm" svg:x="5.775cm" svg:y="11.595cm">
          <text:p text:style-name="P2">Exclusi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4" draw:layer="layout" svg:width="3.81cm" svg:height="1.905cm" svg:x="15.91cm" svg:y="4.61cm">
          <text:p text:style-name="P2">Sha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id="id1" draw:layer="layout" svg:width="3.81cm" svg:height="1.905cm" svg:x="15.91cm" svg:y="11.595cm">
          <text:p text:style-name="P2">Modifi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6.467cm" svg:y1="11.873cm" svg:x2="9.585cm" svg:y2="5.562cm" draw:start-shape="id1" draw:start-glue-point="5" draw:end-shape="id2" draw:end-glue-point="10" svg:d="m16467 11873-6882-6311">
          <text:p/>
        </draw:connector>
        <draw:connector draw:style-name="gr5" draw:text-style-name="P2" draw:layer="layout" draw:type="line" svg:x1="9.026cm" svg:y1="6.234cm" svg:x2="15.91cm" svg:y2="12.547cm" draw:start-shape="id2" draw:start-glue-point="9" draw:end-shape="id1" draw:end-glue-point="6" svg:d="m9026 6234 6884 6313">
          <text:p/>
        </draw:connector>
        <draw:connector draw:style-name="gr6" draw:text-style-name="P2" draw:layer="layout" draw:type="line" svg:x1="6.332cm" svg:y1="6.234cm" svg:x2="6.332cm" svg:y2="11.873cm" draw:start-shape="id2" draw:start-glue-point="7" draw:end-shape="id3" draw:end-glue-point="5" svg:d="m6332 6234v5639">
          <text:p/>
        </draw:connector>
        <draw:connector draw:style-name="gr4" draw:text-style-name="P2" draw:layer="layout" draw:type="line" svg:x1="7.679cm" svg:y1="11.595cm" svg:x2="7.679cm" svg:y2="6.515cm" draw:start-shape="id3" draw:start-glue-point="4" draw:end-shape="id2" draw:end-glue-point="8" svg:d="m7679 11595v-5080">
          <text:p/>
        </draw:connector>
        <draw:connector draw:style-name="gr5" draw:text-style-name="P2" draw:layer="layout" draw:type="line" svg:x1="17.814cm" svg:y1="6.515cm" svg:x2="17.814cm" svg:y2="11.595cm" draw:start-shape="id4" draw:start-glue-point="8" draw:end-shape="id1" draw:end-glue-point="4" svg:d="m17814 6515v5080">
          <text:p/>
        </draw:connector>
        <draw:connector draw:style-name="gr7" draw:text-style-name="P2" draw:layer="layout" draw:type="line" svg:x1="19.161cm" svg:y1="11.873cm" svg:x2="19.161cm" svg:y2="6.234cm" draw:start-shape="id1" draw:start-glue-point="11" draw:end-shape="id4" draw:end-glue-point="9" svg:d="m19161 11873v-5639">
          <text:p/>
        </draw:connector>
        <draw:connector draw:style-name="gr5" draw:text-style-name="P2" draw:layer="layout" draw:type="line" svg:x1="9.585cm" svg:y1="12.547cm" svg:x2="15.91cm" svg:y2="12.547cm" draw:start-shape="id3" draw:start-glue-point="10" draw:end-shape="id1" draw:end-glue-point="6" svg:d="m9585 12547h6325">
          <text:p/>
        </draw:connector>
        <draw:connector draw:style-name="gr4" draw:text-style-name="P2" draw:layer="layout" draw:type="line" svg:x1="15.91cm" svg:y1="5.562cm" svg:x2="9.585cm" svg:y2="5.562cm" draw:start-shape="id4" draw:start-glue-point="6" draw:end-shape="id2" draw:end-glue-point="10" svg:d="m15910 5562h-6325">
          <text:p/>
        </draw:connector>
        <draw:connector draw:style-name="gr7" draw:text-style-name="P2" draw:layer="layout" draw:type="line" svg:x1="9.026cm" svg:y1="11.873cm" svg:x2="16.467cm" svg:y2="6.234cm" draw:start-shape="id3" draw:start-glue-point="11" draw:end-shape="id4" draw:end-glue-point="7" svg:d="m9026 11873 7441-5639">
          <text:p/>
        </draw:connector>
        <draw:connector draw:style-name="gr8" draw:text-style-name="P2" draw:layer="layout" draw:type="curve" draw:line-skew="-1.236cm" svg:x1="17.815cm" svg:y1="4.61cm" svg:x2="7.679cm" svg:y2="4.61cm" draw:start-shape="id4" draw:end-shape="id2" draw:end-glue-point="4" svg:d="m17815 4610c0-2758-10136-2758-10136 0">
          <text:p/>
        </draw:connector>
        <draw:custom-shape draw:style-name="gr9" draw:text-style-name="P2" draw:id="id5" draw:layer="layout" svg:width="0.025cm" svg:height="0.025cm" svg:x="12.965cm" svg:y="15.905cm">
          <text:p/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draw:line-skew="-1.439cm" svg:x1="12.965cm" svg:y1="15.917cm" svg:x2="5.775cm" svg:y2="5.562cm" draw:start-shape="id5" draw:start-glue-point="3" draw:end-shape="id2" draw:end-glue-point="6" svg:d="m12965 15917c-13846 0-10251-10355-7190-10355">
          <text:p/>
        </draw:connector>
        <draw:connector draw:style-name="gr8" draw:text-style-name="P2" draw:layer="layout" draw:type="line" svg:x1="9.026cm" svg:y1="13.219cm" svg:x2="12.965cm" svg:y2="15.917cm" draw:start-shape="id3" draw:start-glue-point="9" draw:end-shape="id5" draw:end-glue-point="3" svg:d="m9026 13219 3939 2698">
          <text:p/>
        </draw:connector>
        <draw:connector draw:style-name="gr8" draw:text-style-name="P2" draw:layer="layout" draw:type="line" svg:x1="16.467cm" svg:y1="13.219cm" svg:x2="12.965cm" svg:y2="15.917cm" draw:start-shape="id1" draw:start-glue-point="7" draw:end-shape="id5" draw:end-glue-point="3" svg:d="m16467 13219-3502 2698">
          <text:p/>
        </draw:connector>
        <draw:connector draw:style-name="gr6" draw:text-style-name="P2" draw:layer="layout" draw:type="curve" svg:x1="6.332cm" svg:y1="13.219cm" svg:x2="7.679cm" svg:y2="13.5cm" draw:start-shape="id3" draw:start-glue-point="7" draw:end-shape="id3" draw:end-glue-point="8" svg:d="m6332 13219c0 1249 1347 1109 1347 281">
          <text:p/>
        </draw:connector>
        <draw:connector draw:style-name="gr5" draw:text-style-name="P2" draw:layer="layout" draw:type="curve" svg:x1="17.814cm" svg:y1="13.5cm" svg:x2="19.161cm" svg:y2="13.219cm" draw:start-shape="id1" draw:start-glue-point="8" draw:end-shape="id1" draw:end-glue-point="9" svg:d="m17814 13500c0 828 1347 968 1347-281">
          <text:p/>
        </draw:connector>
        <draw:connector draw:style-name="gr6" draw:text-style-name="P2" draw:layer="layout" draw:type="curve" svg:x1="19.72cm" svg:y1="5.562cm" svg:x2="19.161cm" svg:y2="4.888cm" draw:start-shape="id4" draw:start-glue-point="10" draw:end-shape="id4" draw:end-glue-point="11" svg:d="m19720 5562c828 0 690-752 344-1232s-903-687-903 558">
          <text:p/>
        </draw:connector>
        <draw:frame draw:style-name="gr1" draw:text-style-name="P1" draw:layer="layout" svg:width="3.07cm" svg:height="1.199cm" svg:x="20.155cm" svg:y="3.975cm">
          <draw:text-box>
            <text:p><text:span text:style-name="T1">Rd/-</text:span></text:p>
            <text:p><text:span text:style-name="T1">[Read hit]</text:span></text:p>
          </draw:text-box>
        </draw:frame>
        <draw:frame draw:style-name="gr10" draw:text-style-name="P3" draw:layer="layout" svg:width="5.875cm" svg:height="1.199cm" svg:x="17.35cm" svg:y="14.235cm">
          <draw:text-box>
            <text:p><text:span text:style-name="T2">Rd/- or Wr/-</text:span></text:p>
            <text:p><text:span text:style-name="T2">[Read hit or Write hit]</text:span></text:p>
          </draw:text-box>
        </draw:frame>
        <draw:frame draw:style-name="gr1" draw:text-style-name="P3" draw:layer="layout" svg:width="1.768cm" svg:height="0.963cm" svg:x="11.465cm" svg:y="11.795cm">
          <draw:text-box>
            <text:p><text:span text:style-name="T2">Wr/-</text:span></text:p>
          </draw:text-box>
        </draw:frame>
        <draw:frame draw:style-name="gr1" draw:text-style-name="P3" draw:layer="layout" svg:width="3.045cm" svg:height="1.199cm" svg:x="11.56cm" svg:y="10.325cm">
          <draw:text-box>
            <text:p><text:span text:style-name="T2">Wr/GetX</text:span></text:p>
            <text:p><text:span text:style-name="T2">[write miss]</text:span></text:p>
          </draw:text-box>
        </draw:frame>
        <draw:frame draw:style-name="gr1" draw:text-style-name="P4" draw:layer="layout" svg:width="3.673cm" svg:height="0.963cm" svg:x="11.537cm" svg:y="5.582cm">
          <draw:text-box>
            <text:p><text:span text:style-name="T3">replacement</text:span></text:p>
          </draw:text-box>
        </draw:frame>
        <draw:frame draw:style-name="gr11" draw:text-style-name="P6" draw:layer="layout" svg:width="2.767cm" svg:height="2.105cm" svg:x="3.601cm" svg:y="9.055cm">
          <draw:text-box>
            <text:p text:style-name="P5"><text:span text:style-name="T1">Rd/GetS</text:span></text:p>
            <text:p text:style-name="P5"><text:span text:style-name="T1">no sharers</text:span></text:p>
            <text:p text:style-name="P5"><text:span text:style-name="T1">[read miss]</text:span></text:p>
          </draw:text-box>
        </draw:frame>
        <draw:frame draw:style-name="gr1" draw:text-style-name="P3" draw:layer="layout" svg:width="2.608cm" svg:height="0.963cm" svg:x="15.705cm" svg:y="7.42cm">
          <draw:text-box>
            <text:p><text:span text:style-name="T2">Wr/GetX</text:span></text:p>
          </draw:text-box>
        </draw:frame>
        <draw:frame draw:style-name="gr1" draw:text-style-name="P7" draw:layer="layout" svg:width="5.578cm" svg:height="1.199cm" svg:x="19.122cm" svg:y="8.42cm">
          <draw:text-box>
            <text:p><text:span text:style-name="T4">GetS</text:span></text:p>
            <text:p><text:span text:style-name="T4">($ to $, copy back to dir)</text:span></text:p>
          </draw:text-box>
        </draw:frame>
        <draw:frame draw:style-name="gr1" draw:text-style-name="P8" draw:layer="layout" svg:width="5.578cm" svg:height="0.963cm" svg:x="11.16cm" svg:y="1.77cm">
          <draw:text-box>
            <text:p><text:span text:style-name="T5">GetX (ack to dir)</text:span></text:p>
          </draw:text-box>
        </draw:frame>
        <draw:frame draw:style-name="gr1" draw:text-style-name="P8" draw:layer="layout" svg:width="5.578cm" svg:height="0.963cm" svg:x="10.737cm" svg:y="16.076cm">
          <draw:text-box>
            <text:p><text:span text:style-name="T5">GetX ($ to $, ack to dir)</text:span></text:p>
          </draw:text-box>
        </draw:frame>
        <draw:frame draw:style-name="gr1" draw:text-style-name="P10" draw:layer="layout" svg:width="4.308cm" svg:height="1.199cm" svg:x="7.357cm" svg:y="8.926cm">
          <draw:text-box>
            <text:p text:style-name="P9"><text:span text:style-name="T6">GetS [Read miss]</text:span></text:p>
            <text:p text:style-name="P9"><text:span text:style-name="T6">($ to $, ack to dir)</text:span></text:p>
          </draw:text-box>
        </draw:frame>
        <draw:frame draw:style-name="gr1" draw:text-style-name="P4" draw:layer="layout" svg:width="5.578cm" svg:height="1.199cm" svg:x="7.52cm" svg:y="7.521cm">
          <draw:text-box>
            <text:p><text:span text:style-name="T3">replacement</text:span></text:p>
            <text:p><text:span text:style-name="T3">(notify to dir)</text:span></text:p>
          </draw:text-box>
        </draw:frame>
        <draw:frame draw:style-name="gr1" draw:text-style-name="P12" draw:layer="layout" svg:width="4.308cm" svg:height="1.199cm" svg:x="13.805cm" svg:y="8.555cm">
          <draw:text-box>
            <text:p text:style-name="P11"><text:span text:style-name="T3">replacement</text:span></text:p>
            <text:p text:style-name="P11"><text:span text:style-name="T3">(writeback to dir)</text:span></text:p>
          </draw:text-box>
        </draw:frame>
        <draw:custom-shape draw:style-name="gr12" draw:text-style-name="P2" draw:layer="layout" svg:width="6.985cm" svg:height="2.105cm" svg:x="16.875cm" svg:y="16.04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973cm" svg:height="0.963cm" svg:x="19.522cm" svg:y="16.347cm">
          <draw:text-box>
            <text:p><text:span text:style-name="T2">Processor event</text:span></text:p>
          </draw:text-box>
        </draw:frame>
        <draw:frame draw:style-name="gr13" draw:text-style-name="P8" draw:layer="layout" svg:width="3.703cm" svg:height="0.963cm" svg:x="19.522cm" svg:y="17.182cm">
          <draw:text-box>
            <text:p><text:span text:style-name="T5">Bus event</text:span></text:p>
          </draw:text-box>
        </draw:frame>
        <draw:line draw:style-name="gr5" draw:text-style-name="P2" draw:layer="layout" svg:x1="17.575cm" svg:y1="16.675cm" svg:x2="19.48cm" svg:y2="16.675cm">
          <text:p/>
        </draw:line>
        <draw:line draw:style-name="gr8" draw:text-style-name="P2" draw:layer="layout" svg:x1="17.575cm" svg:y1="17.51cm" svg:x2="19.48cm" svg:y2="17.51cm">
          <text:p/>
        </draw:line>
        <draw:connector draw:style-name="gr6" draw:text-style-name="P2" draw:layer="layout" draw:type="line" svg:x1="9.026cm" svg:y1="4.888cm" svg:x2="16.467cm" svg:y2="4.888cm" draw:start-shape="id2" draw:start-glue-point="11" draw:end-shape="id4" draw:end-glue-point="5" svg:d="m9026 4888h7441">
          <text:p/>
        </draw:connector>
        <draw:frame draw:style-name="gr11" draw:text-style-name="P6" draw:layer="layout" svg:width="3.004cm" svg:height="1.735cm" svg:x="11.031cm" svg:y="3.075cm">
          <draw:text-box>
            <text:p text:style-name="P5"><text:span text:style-name="T1">Rd/GetS</text:span></text:p>
            <text:p text:style-name="P5"><text:span text:style-name="T1">with sharers</text:span></text:p>
            <text:p text:style-name="P5"><text:span text:style-name="T1">[read miss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in Cai</meta:initial-creator>
    <meta:creation-date>2010-01-08T13:37:47</meta:creation-date>
    <dc:date>2010-01-16T13:31:25</dc:date>
    <meta:editing-duration>PT02H09M50S</meta:editing-duration>
    <meta:editing-cycles>73</meta:editing-cycles>
    <meta:generator>OpenOffice.org/3.0$Linux OpenOffice.org_project/300m15$Build-9379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